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0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3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16cm" fo:min-width="8.764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703cm" fo:min-width="1.5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1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0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632cm" fo:min-width="16.19cm" loext:decorative="false"/>
    </style:style>
    <style:style style:name="gr11" style:family="graphic" style:parent-style-name="standard">
      <style:graphic-properties draw:stroke="solid" svg:stroke-width="0.071cm" svg:stroke-color="#ffffff" svg:stroke-linecap="butt" draw:fill="solid" draw:fill-color="#77933c" draw:opacity="60%" draw:textarea-horizontal-align="justify" draw:textarea-vertical-align="middle" draw:auto-grow-height="false" draw:fit-to-size="false" style:shrink-to-fit="false" fo:min-height="0.75cm" fo:min-width="4.701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gr12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231cm" fo:min-width="7.972cm" loext:decorative="false"/>
    </style:style>
    <style:style style:name="gr13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754cm" fo:min-width="7.972cm" loext:decorative="false"/>
    </style:style>
    <style:style style:name="gr14" style:family="graphic" style:parent-style-name="standard">
      <style:graphic-properties draw:stroke="solid" svg:stroke-width="0.071cm" svg:stroke-color="#ffffff" svg:stroke-linecap="butt" draw:fill="solid" draw:fill-color="#e46c0a" draw:opacity="60%" draw:textarea-horizontal-align="justify" draw:textarea-vertical-align="middle" draw:auto-grow-height="false" draw:fit-to-size="false" style:shrink-to-fit="false" fo:min-height="0.75cm" fo:min-width="4.733cm" fo:padding-top="0.125cm" fo:padding-bottom="0.125cm" fo:padding-left="0.25cm" fo:padding-right="0.25cm" fo:wrap-option="wrap" loext:decorative="false">
        <loext:fill-complex-color loext:theme-type="accent6" loext:color-type="theme">
          <loext:transformation loext:type="lummod" loext:value="7500"/>
        </loext:fill-complex-color>
      </style:graphic-properties>
    </style:style>
    <style:style style:name="gr15" style:family="graphic" style:parent-style-name="standard">
      <style:graphic-properties draw:stroke="solid" svg:stroke-width="0.071cm" svg:stroke-color="#ffffff" svg:stroke-linecap="butt" draw:fill="solid" draw:fill-color="#e46c0a" draw:opacity="60%" draw:textarea-horizontal-align="justify" draw:textarea-vertical-align="middle" draw:auto-grow-height="false" draw:fit-to-size="false" style:shrink-to-fit="false" fo:min-height="0.75cm" fo:min-width="4.733cm" fo:padding-top="0.125cm" fo:padding-bottom="0.125cm" fo:padding-left="0.25cm" fo:padding-right="0.25cm" fo:wrap-option="wrap" style:writing-mode="lr-tb" loext:decorative="false">
        <loext:fill-complex-color loext:theme-type="accent6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16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637cm" fo:min-width="7.972cm" loext:decorative="false"/>
    </style:style>
    <style:style style:name="gr17" style:family="graphic" style:parent-style-name="standard">
      <style:graphic-properties draw:stroke="solid" svg:stroke-width="0.071cm" svg:stroke-color="#ffffff" svg:stroke-linecap="butt" draw:fill="solid" draw:fill-color="#729fcf" draw:opacity="60%" draw:textarea-horizontal-align="justify" draw:textarea-vertical-align="middle" draw:auto-grow-height="false" draw:fit-to-size="false" style:shrink-to-fit="false" fo:min-height="0.75cm" fo:min-width="4.733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599cm" fo:min-width="7.972cm" loext:decorative="false"/>
    </style:style>
    <style:style style:name="gr19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676cm" fo:min-width="7.972cm" loext:decorative="false"/>
    </style:style>
    <style:style style:name="gr20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708cm" fo:min-width="7.972cm" loext:decorative="false"/>
    </style:style>
    <style:style style:name="gr21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556cm" fo:min-width="7.972cm" loext:decorative="false"/>
    </style:style>
    <style:style style:name="gr22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1.386cm" fo:min-width="7.972cm" loext:decorative="false"/>
    </style:style>
    <style:style style:name="gr23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661cm" fo:min-width="7.972cm" loext:decorative="false"/>
    </style:style>
    <style:style style:name="gr24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65cm" fo:min-width="7.972cm" loext:decorative="false"/>
    </style:style>
    <style:style style:name="gr25" style:family="graphic" style:parent-style-name="standard">
      <style:graphic-properties svg:stroke-opacity="100%" draw:fill-color="#ffe994" draw:opacity="40%" draw:textarea-horizontal-align="justify" draw:textarea-vertical-align="middle" draw:auto-grow-height="false" fo:min-height="0.99cm" fo:min-width="7.972cm" loext:decorative="false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loext:graphic-properties draw:fill-color="#ffffff"/>
    </style:style>
    <style:style style:name="P5" style:family="paragraph">
      <loext:graphic-properties draw:fill-color="#ffe994" draw:opacity="40%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77933c" draw:opacity="6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P8" style:family="paragraph">
      <loext:graphic-properties draw:fill="solid" draw:fill-color="#e46c0a" draw:opacity="6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P9" style:family="paragraph">
      <loext:graphic-properties draw:fill="solid" draw:fill-color="#e46c0a" draw:opacity="60%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P10" style:family="paragraph">
      <loext:graphic-properties draw:fill="solid" draw:fill-color="#729fcf" draw:opacity="6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T1" style:family="text">
      <style:text-properties fo:color="#808080" loext:opacity="100%" style:font-name="Cascadia Mono" fo:font-size="9.5pt" style:font-name-asian="Cascadia Mono" style:font-size-asian="9.5pt" style:font-name-complex="Cascadia Mono" style:font-size-complex="9.5pt"/>
    </style:style>
    <style:style style:name="T2" style:family="text"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T3" style:family="text">
      <style:text-properties fo:color="#0000ff" loext:opacity="100%" style:font-name="Cascadia Mono" fo:font-size="9.5pt" style:font-name-asian="Cascadia Mono" style:font-size-asian="9.5pt" style:font-name-complex="Cascadia Mono" style:font-size-complex="9.5pt"/>
    </style:style>
    <style:style style:name="T4" style:family="text">
      <style:text-properties fo:color="#008080" loext:opacity="100%" style:font-name="Cascadia Mono" fo:font-size="9.5pt" style:font-name-asian="Cascadia Mono" style:font-size-asian="9.5pt" style:font-name-complex="Cascadia Mono" style:font-size-complex="9.5pt"/>
    </style:style>
    <style:style style:name="T5" style:family="text">
      <style:text-properties fo:color="#a31515" loext:opacity="100%" style:font-name="Cascadia Mono" fo:font-size="9.5pt" style:font-name-asian="Cascadia Mono" style:font-size-asian="9.5pt" style:font-name-complex="Cascadia Mono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7" draw:text-style-name="P5" draw:layer="layout" svg:width="2.06cm" svg:height="0.953cm" svg:x="0.562cm" svg:y="3.194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?, ?, ? ]</text:p>
          </draw:text-box>
        </draw:frame>
        <draw:frame draw:style-name="gr9" draw:text-style-name="P6" draw:layer="layout" svg:width="3.757cm" svg:height="0.963cm" svg:x="10.565cm" svg:y="1.88cm">
          <draw:text-box>
            <text:p>P: [ ?, ?, ? ]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0" draw:text-style-name="P5" draw:layer="layout" svg:width="16.69cm" svg:height="0.882cm" svg:x="1.039cm" svg:y="12.15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0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?, ?, ? ]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0" draw:text-style-name="P5" draw:layer="layout" svg:width="16.69cm" svg:height="0.882cm" svg:x="1.039cm" svg:y="13.45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0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?, ?, ? ]</text:p>
          </draw:text-box>
        </draw:frame>
        <draw:frame draw:style-name="gr9" draw:text-style-name="P6" draw:layer="layout" svg:width="3.791cm" svg:height="0.963cm" svg:x="23.119cm" svg:y="14.111cm">
          <draw:text-box>
            <text:p>k: 0</text:p>
          </draw:text-box>
        </draw:frame>
        <draw:custom-shape draw:name="Прямоугольник 33" draw:style-name="gr11" draw:text-style-name="P7" draw:layer="layout" svg:width="5.2cm" svg:height="0.999cm" svg:x="21.326cm" svg:y="14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2" draw:text-style-name="P5" draw:layer="layout" svg:width="8.472cm" svg:height="0.481cm" svg:x="0.539cm" svg:y="5.0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0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?, ?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custom-shape draw:name="Прямоугольник 1" draw:style-name="gr11" draw:text-style-name="P7" draw:layer="layout" svg:width="5.2cm" svg:height="0.999cm" svg:x="21.612cm" svg:y="1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11" draw:text-style-name="P7" draw:layer="layout" svg:width="5.2cm" svg:height="0.999cm" svg:x="21.636cm" svg:y="12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3" draw:text-style-name="P5" draw:layer="layout" svg:width="8.472cm" svg:height="1.004cm" svg:x="0.539cm" svg:y="5.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1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?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custom-shape draw:name="Прямоугольник 3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2" draw:text-style-name="P5" draw:layer="layout" svg:width="8.472cm" svg:height="0.481cm" svg:x="0.539cm" svg:y="6.2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1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?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custom-shape draw:name="Прямоугольник 5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custom-shape draw:name="Прямоугольник 46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2" draw:text-style-name="P5" draw:layer="layout" svg:width="8.472cm" svg:height="0.481cm" svg:x="0.539cm" svg:y="8.9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1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?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custom-shape draw:name="Прямоугольник 9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2" draw:text-style-name="P5" draw:layer="layout" svg:width="8.472cm" svg:height="0.481cm" svg:x="0.539cm" svg:y="5.0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1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?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12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0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draw:custom-shape draw:name="Прямоугольник 13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5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2" draw:text-style-name="P5" draw:layer="layout" svg:width="8.472cm" svg:height="0.481cm" svg:x="0.539cm" svg:y="4.6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1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?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16" draw:style-name="gr15" draw:text-style-name="P9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draw:custom-shape draw:name="Прямоугольник 17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8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9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custom-shape draw:style-name="gr16" draw:text-style-name="P5" draw:layer="layout" svg:width="8.472cm" svg:height="0.887cm" svg:x="0.539cm" svg:y="5.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20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draw:custom-shape draw:name="Прямоугольник 21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2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3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24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2" draw:text-style-name="P5" draw:layer="layout" svg:width="8.472cm" svg:height="0.481cm" svg:x="0.539cm" svg:y="6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draw:custom-shape draw:name="Прямоугольник 25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6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7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28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2" draw:text-style-name="P5" draw:layer="layout" svg:width="8.472cm" svg:height="0.481cm" svg:x="0.539cm" svg:y="8.93cm">
          <text:p/>
          <draw:enhanced-geometry svg:viewBox="0 0 21600 21600" draw:type="rectangle" draw:enhanced-path="M 0 0 L 21600 0 21600 21600 0 21600 0 0 Z N"/>
        </draw:custom-shape>
        <draw:custom-shape draw:name="Прямоугольник 29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0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draw:custom-shape draw:name="Прямоугольник 30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1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2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34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2" draw:text-style-name="P5" draw:layer="layout" svg:width="8.472cm" svg:height="0.481cm" svg:x="0.539cm" svg:y="5.03cm">
          <text:p/>
          <draw:enhanced-geometry svg:viewBox="0 0 21600 21600" draw:type="rectangle" draw:enhanced-path="M 0 0 L 21600 0 21600 21600 0 21600 0 0 Z N"/>
        </draw:custom-shape>
        <draw:custom-shape draw:name="Прямоугольник 35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36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0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draw:custom-shape draw:name="Прямоугольник 37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8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9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40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2" draw:text-style-name="P5" draw:layer="layout" svg:width="8.472cm" svg:height="0.481cm" svg:x="0.539cm" svg:y="4.73cm">
          <text:p/>
          <draw:enhanced-geometry svg:viewBox="0 0 21600 21600" draw:type="rectangle" draw:enhanced-path="M 0 0 L 21600 0 21600 21600 0 21600 0 0 Z N"/>
        </draw:custom-shape>
        <draw:custom-shape draw:name="Прямоугольник 41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42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1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draw:custom-shape draw:name="Прямоугольник 43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4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5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47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2" draw:text-style-name="P5" draw:layer="layout" svg:width="8.472cm" svg:height="0.481cm" svg:x="0.539cm" svg:y="5.03cm">
          <text:p/>
          <draw:enhanced-geometry svg:viewBox="0 0 21600 21600" draw:type="rectangle" draw:enhanced-path="M 0 0 L 21600 0 21600 21600 0 21600 0 0 Z N"/>
        </draw:custom-shape>
        <draw:custom-shape draw:name="Прямоугольник 48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49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1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>
        <draw:custom-shape draw:name="Прямоугольник 125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6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7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128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2" draw:text-style-name="P5" draw:layer="layout" svg:width="8.472cm" svg:height="0.481cm" svg:x="0.539cm" svg:y="4.63cm">
          <text:p/>
          <draw:enhanced-geometry svg:viewBox="0 0 21600 21600" draw:type="rectangle" draw:enhanced-path="M 0 0 L 21600 0 21600 21600 0 21600 0 0 Z N"/>
        </draw:custom-shape>
        <draw:custom-shape draw:name="Прямоугольник 129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130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2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draw:custom-shape draw:name="Прямоугольник 50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1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2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?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53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2" draw:text-style-name="P5" draw:layer="layout" svg:width="8.472cm" svg:height="0.481cm" svg:x="0.539cm" svg:y="5.03cm">
          <text:p/>
          <draw:enhanced-geometry svg:viewBox="0 0 21600 21600" draw:type="rectangle" draw:enhanced-path="M 0 0 L 21600 0 21600 21600 0 21600 0 0 Z N"/>
        </draw:custom-shape>
        <draw:custom-shape draw:name="Прямоугольник 54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55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2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draw:custom-shape draw:name="Прямоугольник 56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7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8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59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8" draw:text-style-name="P5" draw:layer="layout" svg:width="8.472cm" svg:height="0.849cm" svg:x="0.634cm" svg:y="5.468cm">
          <text:p/>
          <draw:enhanced-geometry svg:viewBox="0 0 21600 21600" draw:type="rectangle" draw:enhanced-path="M 0 0 L 21600 0 21600 21600 0 21600 0 0 Z N"/>
        </draw:custom-shape>
        <draw:custom-shape draw:name="Прямоугольник 60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61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2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0">
        <draw:custom-shape draw:name="Прямоугольник 62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3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4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65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name="Прямоугольник 66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67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2</text:p>
          </draw:text-box>
        </draw:frame>
        <draw:custom-shape draw:style-name="gr12" draw:text-style-name="P5" draw:layer="layout" svg:width="8.472cm" svg:height="0.481cm" svg:x="0.539cm" svg:y="6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0">
        <draw:custom-shape draw:name="Прямоугольник 68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9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0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71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name="Прямоугольник 72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73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2</text:p>
          </draw:text-box>
        </draw:frame>
        <draw:custom-shape draw:style-name="gr19" draw:text-style-name="P5" draw:layer="layout" svg:width="8.472cm" svg:height="0.926cm" svg:x="1.139cm" svg:y="6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0">
        <draw:custom-shape draw:name="Прямоугольник 74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5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6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77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name="Прямоугольник 78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79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2</text:p>
          </draw:text-box>
        </draw:frame>
        <draw:custom-shape draw:style-name="gr12" draw:text-style-name="P5" draw:layer="layout" svg:width="8.472cm" svg:height="0.481cm" svg:x="0.539cm" svg:y="9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0">
        <draw:custom-shape draw:name="Прямоугольник 80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1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2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83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1</text:p>
          </draw:text-box>
        </draw:frame>
        <draw:custom-shape draw:style-name="gr12" draw:text-style-name="P5" draw:layer="layout" svg:width="8.472cm" svg:height="0.481cm" svg:x="0.539cm" svg:y="9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0">
        <draw:custom-shape draw:name="Прямоугольник 84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5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6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2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87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2</text:p>
          </draw:text-box>
        </draw:frame>
        <draw:custom-shape draw:style-name="gr12" draw:text-style-name="P5" draw:layer="layout" svg:width="8.472cm" svg:height="0.481cm" svg:x="0.539cm" svg:y="5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0">
        <draw:custom-shape draw:name="Прямоугольник 88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9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0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0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3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91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2</text:p>
          </draw:text-box>
        </draw:frame>
        <draw:custom-shape draw:style-name="gr20" draw:text-style-name="P5" draw:layer="layout" svg:width="8.472cm" svg:height="0.958cm" svg:x="0.539cm" svg:y="5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0">
        <draw:custom-shape draw:name="Прямоугольник 92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3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4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0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3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95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2</text:p>
          </draw:text-box>
        </draw:frame>
        <draw:custom-shape draw:style-name="gr12" draw:text-style-name="P5" draw:layer="layout" svg:width="8.472cm" svg:height="0.481cm" svg:x="0.539cm" svg:y="8.93cm">
          <text:p/>
          <draw:enhanced-geometry svg:viewBox="0 0 21600 21600" draw:type="rectangle" draw:enhanced-path="M 0 0 L 21600 0 21600 21600 0 21600 0 0 Z N"/>
        </draw:custom-shape>
        <draw:custom-shape draw:name="Прямоугольник 96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0">
        <draw:custom-shape draw:name="Прямоугольник 97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8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9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0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3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100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2</text:p>
          </draw:text-box>
        </draw:frame>
        <draw:custom-shape draw:style-name="gr12" draw:text-style-name="P5" draw:layer="layout" svg:width="8.472cm" svg:height="0.481cm" svg:x="0.539cm" svg:y="5.03cm">
          <text:p/>
          <draw:enhanced-geometry svg:viewBox="0 0 21600 21600" draw:type="rectangle" draw:enhanced-path="M 0 0 L 21600 0 21600 21600 0 21600 0 0 Z N"/>
        </draw:custom-shape>
        <draw:custom-shape draw:name="Прямоугольник 101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102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0</text:p>
          </draw:text-box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0">
        <draw:custom-shape draw:name="Прямоугольник 103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4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5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3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106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2</text:p>
          </draw:text-box>
        </draw:frame>
        <draw:custom-shape draw:style-name="gr21" draw:text-style-name="P5" draw:layer="layout" svg:width="8.472cm" svg:height="0.806cm" svg:x="0.539cm" svg:y="5.511cm">
          <text:p/>
          <draw:enhanced-geometry svg:viewBox="0 0 21600 21600" draw:type="rectangle" draw:enhanced-path="M 0 0 L 21600 0 21600 21600 0 21600 0 0 Z N"/>
        </draw:custom-shape>
        <draw:custom-shape draw:name="Прямоугольник 107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108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1</text:p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0">
        <draw:custom-shape draw:name="Прямоугольник 109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0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1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3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112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2</text:p>
          </draw:text-box>
        </draw:frame>
        <draw:custom-shape draw:name="Прямоугольник 113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114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1</text:p>
          </draw:text-box>
        </draw:frame>
        <draw:custom-shape draw:style-name="gr22" draw:text-style-name="P5" draw:layer="layout" svg:width="8.472cm" svg:height="1.636cm" svg:x="0.945cm" svg:y="6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0">
        <draw:custom-shape draw:name="Прямоугольник 131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2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3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0, 1 ]</text:p>
          </draw:text-box>
        </draw:frame>
        <draw:frame draw:style-name="gr9" draw:text-style-name="P6" draw:layer="layout" svg:width="3.757cm" svg:height="0.963cm" svg:x="10.565cm" svg:y="1.88cm">
          <draw:text-box>
            <text:p>P: [ 1, 3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134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2</text:p>
          </draw:text-box>
        </draw:frame>
        <draw:custom-shape draw:name="Прямоугольник 135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89cm">
          <draw:text-box>
            <text:p>k: 2</text:p>
          </draw:text-box>
        </draw:frame>
        <draw:custom-shape draw:name="Прямоугольник 136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65cm">
          <draw:text-box>
            <text:p>i: 1</text:p>
          </draw:text-box>
        </draw:frame>
        <draw:custom-shape draw:style-name="gr12" draw:text-style-name="P5" draw:layer="layout" svg:width="8.472cm" svg:height="0.481cm" svg:x="0.539cm" svg:y="9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0">
        <draw:custom-shape draw:name="Прямоугольник 137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8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9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3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0</text:p>
          </draw:text-box>
        </draw:frame>
        <draw:frame draw:style-name="gr9" draw:text-style-name="P6" draw:layer="layout" svg:width="1.526cm" svg:height="0.963cm" svg:x="23.477cm" svg:y="11.489cm">
          <draw:text-box>
            <text:p>k: 1</text:p>
          </draw:text-box>
        </draw:frame>
        <draw:custom-shape draw:name="Прямоугольник 140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10.245cm">
          <draw:text-box>
            <text:p>i: 2</text:p>
          </draw:text-box>
        </draw:frame>
        <draw:custom-shape draw:style-name="gr12" draw:text-style-name="P5" draw:layer="layout" svg:width="8.472cm" svg:height="0.481cm" svg:x="0.539cm" svg:y="9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0">
        <draw:custom-shape draw:name="Прямоугольник 116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7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0, 0, 0 ]</text:p>
          </draw:text-box>
        </draw:frame>
        <draw:frame draw:style-name="gr9" draw:text-style-name="P6" draw:layer="layout" svg:width="3.757cm" svg:height="0.963cm" svg:x="10.565cm" svg:y="1.88cm">
          <draw:text-box>
            <text:p>P: [ 1, 3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style-name="gr12" draw:text-style-name="P5" draw:layer="layout" svg:width="8.472cm" svg:height="0.481cm" svg:x="0.539cm" svg:y="4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0">
        <draw:custom-shape draw:name="Прямоугольник 115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8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0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2, 3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style-name="gr21" draw:text-style-name="P5" draw:layer="layout" svg:width="8.472cm" svg:height="0.806cm" svg:x="0.377cm" svg:y="5.4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1T0">
        <draw:custom-shape draw:name="Прямоугольник 141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2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0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2, 3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style-name="gr12" draw:text-style-name="P5" draw:layer="layout" svg:width="8.472cm" svg:height="0.481cm" svg:x="0.539cm" svg:y="8.9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1T0">
        <draw:custom-shape draw:name="Прямоугольник 143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4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2, 1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style-name="gr23" draw:text-style-name="P5" draw:layer="layout" svg:width="8.472cm" svg:height="0.911cm" svg:x="0.539cm" svg:y="5.43cm">
          <text:p/>
          <draw:enhanced-geometry svg:viewBox="0 0 21600 21600" draw:type="rectangle" draw:enhanced-path="M 0 0 L 21600 0 21600 21600 0 21600 0 0 Z N"/>
        </draw:custom-shape>
        <draw:custom-shape draw:name="Прямоугольник 145" draw:style-name="gr14" draw:text-style-name="P8" draw:layer="layout" svg:width="5.232cm" svg:height="0.999cm" svg:x="21.636cm" svg:y="11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11.477cm">
          <draw:text-box>
            <text:p>k: 1</text:p>
          </draw:text-box>
        </draw:frame>
        <draw:custom-shape draw:name="Прямоугольник 146" draw:style-name="gr14" draw:text-style-name="P8" draw:layer="layout" svg:width="5.232cm" svg:height="0.999cm" svg:x="21.636cm" svg:y="10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8cm" svg:y="10.246cm">
          <draw:text-box>
            <text:p>i: 0</text:p>
          </draw:text-box>
        </draw:frame>
        <presentation:notes draw:style-name="dp1">
          <draw:page-thumbnail draw:style-name="gr6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1T0">
        <draw:custom-shape draw:name="Прямоугольник 147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8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2, 1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name="Прямоугольник 149" draw:style-name="gr14" draw:text-style-name="P8" draw:layer="layout" svg:width="5.232cm" svg:height="0.999cm" svg:x="21.636cm" svg:y="11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11.477cm">
          <draw:text-box>
            <text:p>k: 1</text:p>
          </draw:text-box>
        </draw:frame>
        <draw:custom-shape draw:name="Прямоугольник 150" draw:style-name="gr14" draw:text-style-name="P8" draw:layer="layout" svg:width="5.232cm" svg:height="0.999cm" svg:x="21.636cm" svg:y="10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8cm" svg:y="10.246cm">
          <draw:text-box>
            <text:p>i: 0</text:p>
          </draw:text-box>
        </draw:frame>
        <draw:custom-shape draw:style-name="gr12" draw:text-style-name="P5" draw:layer="layout" svg:width="8.472cm" svg:height="0.481cm" svg:x="0.539cm" svg:y="8.9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1T0">
        <draw:custom-shape draw:name="Прямоугольник 151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52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2, 1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name="Прямоугольник 153" draw:style-name="gr14" draw:text-style-name="P8" draw:layer="layout" svg:width="5.232cm" svg:height="0.999cm" svg:x="21.636cm" svg:y="11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11.477cm">
          <draw:text-box>
            <text:p>k: 1</text:p>
          </draw:text-box>
        </draw:frame>
        <draw:custom-shape draw:name="Прямоугольник 154" draw:style-name="gr14" draw:text-style-name="P8" draw:layer="layout" svg:width="5.232cm" svg:height="0.999cm" svg:x="21.636cm" svg:y="10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8cm" svg:y="10.246cm">
          <draw:text-box>
            <text:p>i: 0</text:p>
          </draw:text-box>
        </draw:frame>
        <draw:custom-shape draw:name="Прямоугольник 155" draw:style-name="gr17" draw:text-style-name="P10" draw:layer="layout" svg:width="5.232cm" svg:height="0.999cm" svg:x="21.636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77cm">
          <draw:text-box>
            <text:p>k: 2</text:p>
          </draw:text-box>
        </draw:frame>
        <draw:custom-shape draw:name="Прямоугольник 156" draw:style-name="gr17" draw:text-style-name="P10" draw:layer="layout" svg:width="5.232cm" svg:height="0.999cm" svg:x="21.636cm" svg:y="7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53cm">
          <draw:text-box>
            <text:p>i: 0</text:p>
          </draw:text-box>
        </draw:frame>
        <draw:custom-shape draw:style-name="gr12" draw:text-style-name="P5" draw:layer="layout" svg:width="8.472cm" svg:height="0.481cm" svg:x="0.539cm" svg:y="5.1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1T0">
        <draw:custom-shape draw:name="Прямоугольник 157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58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0 ]</text:p>
          </draw:text-box>
        </draw:frame>
        <draw:frame draw:style-name="gr9" draw:text-style-name="P6" draw:layer="layout" svg:width="3.757cm" svg:height="0.963cm" svg:x="10.565cm" svg:y="1.88cm">
          <draw:text-box>
            <text:p>P: [ 2, 1, 2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name="Прямоугольник 159" draw:style-name="gr14" draw:text-style-name="P8" draw:layer="layout" svg:width="5.232cm" svg:height="0.999cm" svg:x="21.636cm" svg:y="11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11.477cm">
          <draw:text-box>
            <text:p>k: 1</text:p>
          </draw:text-box>
        </draw:frame>
        <draw:custom-shape draw:name="Прямоугольник 160" draw:style-name="gr14" draw:text-style-name="P8" draw:layer="layout" svg:width="5.232cm" svg:height="0.999cm" svg:x="21.636cm" svg:y="10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8cm" svg:y="10.246cm">
          <draw:text-box>
            <text:p>i: 0</text:p>
          </draw:text-box>
        </draw:frame>
        <draw:custom-shape draw:name="Прямоугольник 161" draw:style-name="gr17" draw:text-style-name="P10" draw:layer="layout" svg:width="5.232cm" svg:height="0.999cm" svg:x="21.636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77cm">
          <draw:text-box>
            <text:p>k: 2</text:p>
          </draw:text-box>
        </draw:frame>
        <draw:custom-shape draw:name="Прямоугольник 162" draw:style-name="gr17" draw:text-style-name="P10" draw:layer="layout" svg:width="5.232cm" svg:height="0.999cm" svg:x="21.636cm" svg:y="7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53cm">
          <draw:text-box>
            <text:p>i: 1</text:p>
          </draw:text-box>
        </draw:frame>
        <draw:custom-shape draw:style-name="gr12" draw:text-style-name="P5" draw:layer="layout" svg:width="8.472cm" svg:height="0.481cm" svg:x="0.539cm" svg:y="5.1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1T0">
        <draw:custom-shape draw:name="Прямоугольник 163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64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1 ]</text:p>
          </draw:text-box>
        </draw:frame>
        <draw:frame draw:style-name="gr9" draw:text-style-name="P6" draw:layer="layout" svg:width="3.757cm" svg:height="0.963cm" svg:x="10.565cm" svg:y="1.88cm">
          <draw:text-box>
            <text:p>P: [ 2, 1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name="Прямоугольник 165" draw:style-name="gr14" draw:text-style-name="P8" draw:layer="layout" svg:width="5.232cm" svg:height="0.999cm" svg:x="21.636cm" svg:y="11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11.477cm">
          <draw:text-box>
            <text:p>k: 1</text:p>
          </draw:text-box>
        </draw:frame>
        <draw:custom-shape draw:name="Прямоугольник 166" draw:style-name="gr14" draw:text-style-name="P8" draw:layer="layout" svg:width="5.232cm" svg:height="0.999cm" svg:x="21.636cm" svg:y="10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8cm" svg:y="10.246cm">
          <draw:text-box>
            <text:p>i: 0</text:p>
          </draw:text-box>
        </draw:frame>
        <draw:custom-shape draw:name="Прямоугольник 167" draw:style-name="gr17" draw:text-style-name="P10" draw:layer="layout" svg:width="5.232cm" svg:height="0.999cm" svg:x="21.636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9.077cm">
          <draw:text-box>
            <text:p>k: 2</text:p>
          </draw:text-box>
        </draw:frame>
        <draw:custom-shape draw:name="Прямоугольник 168" draw:style-name="gr17" draw:text-style-name="P10" draw:layer="layout" svg:width="5.232cm" svg:height="0.999cm" svg:x="21.636cm" svg:y="7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349cm" svg:height="0.963cm" svg:x="23.477cm" svg:y="7.853cm">
          <draw:text-box>
            <text:p>i: 2</text:p>
          </draw:text-box>
        </draw:frame>
        <draw:custom-shape draw:style-name="gr24" draw:text-style-name="P5" draw:layer="layout" svg:width="8.472cm" svg:height="0.9cm" svg:x="0.539cm" svg:y="5.411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1T0">
        <draw:custom-shape draw:name="Прямоугольник 119" draw:style-name="gr11" draw:text-style-name="P7" draw:layer="layout" svg:width="5.2cm" svg:height="0.999cm" svg:x="21.612cm" svg:y="12.6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0" draw:style-name="gr11" draw:text-style-name="P7" draw:layer="layout" svg:width="5.2cm" svg:height="0.999cm" svg:x="21.66cm" svg:y="13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06cm" svg:height="0.962cm" svg:x="0.739cm" svg:y="0.429cm">
          <draw:text-box>
            <text:p>Программный код</text:p>
          </draw:text-box>
        </draw:frame>
        <draw:frame draw:style-name="gr2" draw:text-style-name="P1" draw:layer="layout" svg:width="6.488cm" svg:height="0.962cm" svg:x="10.345cm" svg:y="0.605cm">
          <draw:text-box>
            <text:p>Статическая память</text:p>
          </draw:text-box>
        </draw:frame>
        <draw:frame draw:style-name="gr3" draw:text-style-name="P1" draw:layer="layout" svg:width="7.043cm" svg:height="0.962cm" svg:x="19.308cm" svg:y="0.591cm">
          <draw:text-box>
            <text:p>Динамическая память</text:p>
          </draw:text-box>
        </draw:frame>
        <draw:line draw:style-name="gr4" draw:text-style-name="P2" draw:layer="layout" svg:x1="9.69cm" svg:y1="0.525cm" svg:x2="9.682cm" svg:y2="7.212cm">
          <text:p/>
        </draw:line>
        <draw:line draw:style-name="gr4" draw:text-style-name="P2" draw:layer="layout" svg:x1="9.682cm" svg:y1="7.26cm" svg:x2="18.044cm" svg:y2="7.212cm">
          <text:p/>
        </draw:line>
        <draw:line draw:style-name="gr4" draw:text-style-name="P2" draw:layer="layout" svg:x1="18.025cm" svg:y1="0.382cm" svg:x2="18.096cm" svg:y2="15.136cm">
          <text:p/>
        </draw:line>
        <draw:frame draw:style-name="gr5" draw:text-style-name="P1" draw:layer="layout" svg:width="9.264cm" svg:height="13.866cm" svg:x="0.377cm" svg:y="1.492cm">
          <draw:text-box>
            <text:p text:style-name="P3"><text:span text:style-name="T1">#include</text:span><text:span text:style-name="T2"> </text:span><text:span text:style-name="T3">&lt;iostream&gt;</text:span></text:p>
            <text:p text:style-name="P3"><text:span text:style-name="T3">using</text:span><text:span text:style-name="T2"> </text:span><text:span text:style-name="T3">namespace</text:span><text:span text:style-name="T2"> std;</text:span></text:p>
            <text:p text:style-name="P3"><text:span text:style-name="T2"/></text:p>
            <text:p text:style-name="P3"><text:span text:style-name="T3">const</text:span><text:span text:style-name="T2"> </text:span><text:span text:style-name="T3">int</text:span><text:span text:style-name="T2"> n = 3;</text:span></text:p>
            <text:p text:style-name="P3"><text:span text:style-name="T3">int</text:span><text:span text:style-name="T2"> P[n]; </text:span></text:p>
            <text:p text:style-name="P3"><text:span text:style-name="T3">int</text:span><text:span text:style-name="T2"> R[n];</text:span></text:p>
            <text:p text:style-name="P3"><text:span text:style-name="T2"/></text:p>
            <text:p text:style-name="P3"><text:span text:style-name="T3">void</text:span><text:span text:style-name="T2"> per(</text:span><text:span text:style-name="T3">int</text:span><text:span text:style-name="T2"> </text:span><text:span text:style-name="T1">k</text:span><text:span text:style-name="T2">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3">if</text:span><text:span text:style-name="T2"> (R[i] == 0) {</text:span></text:p>
            <text:p text:style-name="P3"><text:span text:style-name="T2"><text:s text:c="12"/></text:span><text:span text:style-name="T2">P[</text:span><text:span text:style-name="T1">k</text:span><text:span text:style-name="T2">] = i + 1;</text:span></text:p>
            <text:p text:style-name="P3"><text:span text:style-name="T2"><text:s text:c="12"/></text:span><text:span text:style-name="T2">R[i] = 1;</text:span></text:p>
            <text:p text:style-name="P3"><text:span text:style-name="T2"><text:s text:c="12"/></text:span><text:span text:style-name="T3">if</text:span><text:span text:style-name="T2"> (</text:span><text:span text:style-name="T1">k</text:span><text:span text:style-name="T2"> == n - 1) {</text:span></text:p>
            <text:p text:style-name="P3"><text:span text:style-name="T2"><text:s text:c="16"/></text:span><text:span text:style-name="T3">for</text:span><text:span text:style-name="T2"> (</text:span><text:span text:style-name="T3">int</text:span><text:span text:style-name="T2"> j = 0; j &lt; n; j++) {</text:span></text:p>
            <text:p text:style-name="P3"><text:span text:style-name="T2"><text:s text:c="20"/></text:span><text:span text:style-name="T2">cout </text:span><text:span text:style-name="T4">&lt;&lt;</text:span><text:span text:style-name="T2"> P[j] </text:span><text:span text:style-name="T4">&lt;&lt;</text:span><text:span text:style-name="T2"> </text:span><text:span text:style-name="T5">" "</text:span><text:span text:style-name="T2">;</text:span></text:p>
            <text:p text:style-name="P3"><text:span text:style-name="T2"><text:s text:c="16"/></text:span><text:span text:style-name="T2">}</text:span></text:p>
            <text:p text:style-name="P3"><text:span text:style-name="T2"><text:s text:c="16"/></text:span><text:span text:style-name="T2">cout </text:span><text:span text:style-name="T4">&lt;&lt;</text:span><text:span text:style-name="T2"> endl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text:span text:style-name="T2"> {</text:span></text:p>
            <text:p text:style-name="P3"><text:span text:style-name="T2"><text:s text:c="16"/></text:span><text:span text:style-name="T2">per(</text:span><text:span text:style-name="T1">k</text:span><text:span text:style-name="T2"> + 1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2">R[i] = 0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/></text:p>
            <text:p text:style-name="P3"><text:span text:style-name="T3">int</text:span><text:span text:style-name="T2"> main() {</text:span></text:p>
            <text:p text:style-name="P3"><text:span text:style-name="T2"><text:s text:c="4"/></text:span><text:span text:style-name="T3">for</text:span><text:span text:style-name="T2"> (</text:span><text:span text:style-name="T3">int</text:span><text:span text:style-name="T2"> i = 0; i &lt; n; i++) {</text:span></text:p>
            <text:p text:style-name="P3"><text:span text:style-name="T2"><text:s text:c="8"/></text:span><text:span text:style-name="T2">R[i] = 0;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/text:p>
            <text:p text:style-name="P3"><text:span text:style-name="T2"><text:s text:c="4"/></text:span><text:span text:style-name="T2">per(0);</text:span></text:p>
            <text:p text:style-name="P3"><text:span text:style-name="T2"/></text:p>
            <text:p text:style-name="P3"><text:span text:style-name="T2"><text:s text:c="4"/></text:span><text:span text:style-name="T3">return</text:span><text:span text:style-name="T2"> 0;</text:span></text:p>
            <text:p text:style-name="P3"><text:span text:style-name="T2">}</text:span></text:p>
          </draw:text-box>
        </draw:frame>
        <draw:frame draw:style-name="gr8" draw:text-style-name="P1" draw:layer="layout" svg:width="3.791cm" svg:height="0.962cm" svg:x="10.559cm" svg:y="2.869cm">
          <draw:text-box>
            <text:p>R: [ 1, 1, 1 ]</text:p>
          </draw:text-box>
        </draw:frame>
        <draw:frame draw:style-name="gr9" draw:text-style-name="P6" draw:layer="layout" svg:width="3.757cm" svg:height="0.963cm" svg:x="10.565cm" svg:y="1.88cm">
          <draw:text-box>
            <text:p>P: [ 2, 1, 3 ]</text:p>
          </draw:text-box>
        </draw:frame>
        <draw:frame draw:style-name="gr9" draw:text-style-name="P6" draw:layer="layout" svg:width="1.632cm" svg:height="0.963cm" svg:x="23.477cm" svg:y="13.87cm">
          <draw:text-box>
            <text:p>k: 0</text:p>
          </draw:text-box>
        </draw:frame>
        <draw:frame draw:style-name="gr9" draw:text-style-name="P6" draw:layer="layout" svg:width="1.632cm" svg:height="0.963cm" svg:x="23.477cm" svg:y="12.671cm">
          <draw:text-box>
            <text:p>i: 1</text:p>
          </draw:text-box>
        </draw:frame>
        <draw:custom-shape draw:style-name="gr25" draw:text-style-name="P5" draw:layer="layout" svg:width="8.472cm" svg:height="1.24cm" svg:x="1.169cm" svg:y="6.65cm">
          <text:p/>
          <draw:enhanced-geometry svg:viewBox="0 0 21600 21600" draw:type="rectangle" draw:enhanced-path="M 0 0 L 21600 0 21600 21600 0 21600 0 0 Z N"/>
        </draw:custom-shape>
        <draw:custom-shape draw:name="Прямоугольник 121" draw:style-name="gr14" draw:text-style-name="P8" draw:layer="layout" svg:width="5.232cm" svg:height="0.999cm" svg:x="21.636cm" svg:y="11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2" draw:style-name="gr14" draw:text-style-name="P8" draw:layer="layout" svg:width="5.232cm" svg:height="0.999cm" svg:x="21.63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3" draw:style-name="gr17" draw:text-style-name="P10" draw:layer="layout" svg:width="5.232cm" svg:height="0.999cm" svg:x="21.636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4" draw:style-name="gr17" draw:text-style-name="P10" draw:layer="layout" svg:width="5.232cm" svg:height="0.999cm" svg:x="21.636cm" svg:y="7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.526cm" svg:height="0.963cm" svg:x="23.477cm" svg:y="11.49cm">
          <draw:text-box>
            <text:p>k: 1</text:p>
          </draw:text-box>
        </draw:frame>
        <draw:frame draw:style-name="gr9" draw:text-style-name="P6" draw:layer="layout" svg:width="1.349cm" svg:height="0.963cm" svg:x="23.477cm" svg:y="10.246cm">
          <draw:text-box>
            <text:p>i: 1</text:p>
          </draw:text-box>
        </draw:frame>
        <draw:frame draw:style-name="gr9" draw:text-style-name="P6" draw:layer="layout" svg:width="1.526cm" svg:height="0.963cm" svg:x="23.477cm" svg:y="9.09cm">
          <draw:text-box>
            <text:p>k: 2</text:p>
          </draw:text-box>
        </draw:frame>
        <draw:frame draw:style-name="gr9" draw:text-style-name="P6" draw:layer="layout" svg:width="1.349cm" svg:height="0.963cm" svg:x="23.477cm" svg:y="7.866cm">
          <draw:text-box>
            <text:p>i: 2</text:p>
          </draw:text-box>
        </draw:frame>
        <presentation:notes draw:style-name="dp2">
          <draw:page-thumbnail draw:style-name="gr6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14T16:27:50.499000000</meta:creation-date>
    <dc:date>2026-03-16T09:08:43.074000000</dc:date>
    <meta:editing-duration>PT7H46M3S</meta:editing-duration>
    <meta:editing-cycles>8</meta:editing-cycles>
    <meta:generator>LibreOffice/7.6.0.3$Windows_X86_64 LibreOffice_project/69edd8b8ebc41d00b4de3915dc82f8f0fc3b6265</meta:generator>
    <meta:document-statistic meta:object-count="834"/>
  </office:meta>
</office:document-meta>
</file>